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BrokerRegistry.getUserDestinat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Registry.get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Registry.MessageBrokerRegistry( SubscribableChannel clientInboundChannel , MessageChannel clientOutbound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BrokerRegistry.enableStompBrokerRelay( String ... destination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rokerRegistry.getUserDestinationBroadc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Registry.setCacheLimit( int cach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Registry.setPreservePublishOrder( boolean preservePublish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Registry.setPathMatcher(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Registry.getSimpleBroker( SubscribableChannel brokerChann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BrokerRegistry.getApplicationDestination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Registry.enableSimpleBroker( String ... destination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rokerRegistry.getStompBrokerRelay( SubscribableChannel broker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BrokerRegistry.setUserDestinationPrefix( String destination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Registry.getUserRegistryBroadc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Registry.getBrokerChannel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Registry.configureBroker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Registry.setApplicationDestinationPrefixes( String ... 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Registry.setUserRegistry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Registry.getUserRegistry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